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paragraph-properties fo:text-align="end"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rris, Michael</text:p>
      <text:p text:style-name="P3">CS 101</text:p>
      <text:p text:style-name="P1">Program 3</text:p>
      <text:list xml:id="list43467947" text:style-name="L1">
        <text:list-item>
          <text:p text:style-name="P2">Three functions must be created that will turn plain-text into cypher-text, turn cypher-text into plain-text given a known cypher, and finally a function that will turn cypher-text into plain-text without a known cypher. All text should be UPPERCASE but convert the strings to upper-case just in case invalid input is entered.</text:p>
        </text:list-item>
        <text:list-item>
          <text:p text:style-name="P2">For the first function, the parameters should be a string and a shift value. Convert each letter in the string into its Unicode value, and shift it by the shift value. If we reach the end of the Unicode table for capital letters, restart at 65/A by subtracting 26 from the value. Convert those cyphered Unicode values back into characters and append them to a string until all the text has been cyphered. Return that value. All non letter characters should be ignored.</text:p>
        </text:list-item>
        <text:list-item>
          <text:p text:style-name="P2">For the second function, take the same parameters as the first. Convert the letters into Unicode, then subtract the shift value to move from cypher-text to plain-text, this time resetting to Z if we move too far down the table. This function will be virtually identical to the first.</text:p>
        </text:list-item>
        <text:list-item>
          <text:p text:style-name="P2">For the third function we must analyze the cypher-text and determine the shift value before attempting to convert to plain-text. All non-letter characters should be stripped from the string. Find the most common character in the string. Assume that character is E in plain-text. Find the difference between the cypher-text character that is most common and E to determine shift. Repeat this for T and A to confirm the shift. If two of the three shift values match, we will use that shift value. If none of the characters match, use the shift value for E as by itself it is the most likely value. Return a shift value which can be used in the second function to decipher the text.</text:p>
        </text:list-item>
        <text:list-item>
          <text:p text:style-name="P2">Build a user menu. This menu should ask if the user wants to encode or decode text.</text:p>
        </text:list-item>
        <text:list-item>
          <text:p text:style-name="P2">If they wish to encode a message prompt them for a message and a shift value. Feed those values into the first function and print the output.</text:p>
        </text:list-item>
        <text:list-item>
          <text:p text:style-name="P2">If they wish to decode a cypher-text file ask the user if they know the shift value or not. If they do, ask for the file name and the shift value. Open the file, and read the text within into a variable. Feed that information into the second function and print the output.</text:p>
        </text:list-item>
        <text:list-item>
          <text:p text:style-name="P2">If they do not know the shift value, prompt the user for a file name and use the third function to attempt to determine a shift value and decrypt the message. Print the output.</text:p>
        </text:list-item>
        <text:list-item>
          <text:p text:style-name="P2">Determine if the user wishes to continue or n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Harris</meta:initial-creator>
    <meta:creation-date>2012-09-05T22:53:46.21</meta:creation-date>
    <dc:date>2012-09-09T23:40:01.20</dc:date>
    <dc:creator>Michael Harris</dc:creator>
    <meta:editing-duration>PT5M37S</meta:editing-duration>
    <meta:editing-cycles>4</meta:editing-cycles>
    <meta:generator>OpenOffice.org/3.3$Win32 OpenOffice.org_project/330m20$Build-9567</meta:generator>
    <meta:document-statistic meta:table-count="0" meta:image-count="0" meta:object-count="0" meta:page-count="1" meta:paragraph-count="12" meta:word-count="459" meta:character-count="2524"/>
  </office:meta>
</office:document-meta>
</file>